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Cvxml">Titre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Cvxml" style:family="paragraph" style:parent-style-name="Title" style:default-outline-level="" style:list-style-name="" style:master-page-name="">
      <style:paragraph-properties style:page-number="auto" fo:padding="0.049cm" fo:border="0.018cm solid #000000" style:shadow="none"/>
      <style:text-properties style:font-name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Daita</meta:initial-creator>
    <meta:creation-date>2014-12-08T10:57:09.36</meta:creation-date>
    <meta:document-statistic meta:table-count="0" meta:image-count="0" meta:object-count="0" meta:page-count="1" meta:paragraph-count="1" meta:word-count="3" meta:character-count="17"/>
    <dc:date>2014-12-08T11:57:05.65</dc:date>
    <dc:creator>Jordan Daita</dc:creator>
    <meta:editing-duration>PT44M45S</meta:editing-duration>
    <meta:editing-cycles>1</meta:editing-cycles>
    <meta:generator>OpenOffice/4.1.1$Win32 OpenOffice.org_project/411m6$Build-9775</meta:generator>
  </office:meta>
</office:document-meta>
</file>